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3b6" officeooo:paragraph-rsid="001693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6:27:01.490936470</meta:creation-date>
    <dc:date>2020-01-08T16:27:45.527828381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4.2$Linux_X86_64 LibreOffice_project/10m0$Build-2</meta:generator>
  </office:meta>
</office:document-meta>
</file>